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t the Lottery</text:p>
      <text:p text:style-name="P3">time limit per test</text:p>
      <text:p text:style-name="P4">1 second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Allen has a LOT of money. He has <text:bookmark text:name="MathJax-Element-1-Frame"/><text:bookmark text:name="MathJax-Span-1"/><text:bookmark text:name="MathJax-Span-2"/><text:bookmark text:name="MathJax-Span-3"/><text:span text:style-name="T1">n</text:span><text:span text:style-name="T2">�</text:span> dollars in the bank. For security reasons, he wants to withdraw it in cash (we will not disclose the reasons here). The denominations for dollar bills are <text:bookmark text:name="MathJax-Element-2-Frame"/><text:bookmark text:name="MathJax-Span-4"/><text:bookmark text:name="MathJax-Span-5"/><text:bookmark text:name="MathJax-Span-6"/><text:span text:style-name="T3">1</text:span><text:span text:style-name="T2">1</text:span>, <text:bookmark text:name="MathJax-Element-3-Frame"/><text:bookmark text:name="MathJax-Span-7"/><text:bookmark text:name="MathJax-Span-8"/><text:bookmark text:name="MathJax-Span-9"/><text:span text:style-name="T3">5</text:span><text:span text:style-name="T2">5</text:span>, <text:bookmark text:name="MathJax-Element-4-Frame"/><text:bookmark text:name="MathJax-Span-10"/><text:bookmark text:name="MathJax-Span-11"/><text:bookmark text:name="MathJax-Span-12"/><text:span text:style-name="T3">10</text:span><text:span text:style-name="T2">10</text:span>, <text:bookmark text:name="MathJax-Element-5-Frame"/><text:bookmark text:name="MathJax-Span-13"/><text:bookmark text:name="MathJax-Span-14"/><text:bookmark text:name="MathJax-Span-15"/><text:span text:style-name="T3">20</text:span><text:span text:style-name="T2">20</text:span>, <text:bookmark text:name="MathJax-Element-6-Frame"/><text:bookmark text:name="MathJax-Span-16"/><text:bookmark text:name="MathJax-Span-17"/><text:bookmark text:name="MathJax-Span-18"/><text:span text:style-name="T3">100</text:span><text:span text:style-name="T2">100</text:span>. What is the minimum number of bills Allen could receive after withdrawing his entire balance?</text:p>
      <text:p text:style-name="P9">Input</text:p>
      <text:p text:style-name="P6">The first and only line of input contains a single integer <text:bookmark text:name="MathJax-Element-7-Frame"/><text:bookmark text:name="MathJax-Span-19"/><text:bookmark text:name="MathJax-Span-20"/><text:bookmark text:name="MathJax-Span-21"/><text:span text:style-name="T1">n</text:span><text:span text:style-name="T2">�</text:span> (<text:bookmark text:name="MathJax-Element-8-Frame"/><text:bookmark text:name="MathJax-Span-22"/><text:bookmark text:name="MathJax-Span-23"/><text:bookmark text:name="MathJax-Span-24"/><text:span text:style-name="T3">1</text:span><text:bookmark text:name="MathJax-Span-25"/><text:span text:style-name="T5">≤</text:span><text:bookmark text:name="MathJax-Span-26"/><text:span text:style-name="T1">n</text:span><text:bookmark text:name="MathJax-Span-27"/><text:span text:style-name="T5">≤</text:span><text:bookmark text:name="MathJax-Span-28"/><text:bookmark text:name="MathJax-Span-29"/><text:span text:style-name="T3">10</text:span><text:bookmark text:name="MathJax-Span-30"/><text:span text:style-name="T4">9</text:span><text:span text:style-name="T2">1≤�≤109</text:span>).</text:p>
      <text:p text:style-name="P9">Output</text:p>
      <text:p text:style-name="P7">Output the minimum number of bills that Allen could receive.</text:p>
      <text:p text:style-name="P8">Examples</text:p>
      <text:p text:style-name="P10">input</text:p>
      <text:section text:style-name="Sect1" text:name="id005845661863152283">
        <text:p text:style-name="P11">Copy</text:p>
      </text:section>
      <text:p text:style-name="P1"><text:bookmark text:name="id009687336403183169"/>125</text:p>
      <text:p text:style-name="P10">output</text:p>
      <text:section text:style-name="Sect1" text:name="id008444328914608568">
        <text:p text:style-name="P11">Copy</text:p>
      </text:section>
      <text:p text:style-name="P1"><text:bookmark text:name="id008113413666959344"/>3</text:p>
      <text:p text:style-name="P10">input</text:p>
      <text:section text:style-name="Sect1" text:name="id00048605189277723504">
        <text:p text:style-name="P11">Copy</text:p>
      </text:section>
      <text:p text:style-name="P1"><text:bookmark text:name="id0020879139142108638"/>43</text:p>
      <text:p text:style-name="P10">output</text:p>
      <text:section text:style-name="Sect1" text:name="id009021755742668596">
        <text:p text:style-name="P11">Copy</text:p>
      </text:section>
      <text:p text:style-name="P1"><text:bookmark text:name="id008431553760804238"/>5</text:p>
      <text:p text:style-name="P10">input</text:p>
      <text:section text:style-name="Sect1" text:name="id001509488172531428">
        <text:p text:style-name="P11">Copy</text:p>
      </text:section>
      <text:p text:style-name="P1"><text:bookmark text:name="id007067285206900067"/>1000000000</text:p>
      <text:p text:style-name="P10">output</text:p>
      <text:section text:style-name="Sect1" text:name="id008680702427908">
        <text:p text:style-name="P11">Copy</text:p>
      </text:section>
      <text:p text:style-name="P1"><text:bookmark text:name="id00012332387910219511"/>10000000</text:p>
      <text:p text:style-name="P9">Note</text:p>
      <text:p text:style-name="P6">In the first sample case, Allen can withdraw this with a <text:bookmark text:name="MathJax-Element-9-Frame"/><text:bookmark text:name="MathJax-Span-31"/><text:bookmark text:name="MathJax-Span-32"/><text:bookmark text:name="MathJax-Span-33"/><text:span text:style-name="T3">100</text:span><text:span text:style-name="T2">100</text:span> dollar bill, a <text:bookmark text:name="MathJax-Element-10-Frame"/><text:bookmark text:name="MathJax-Span-34"/><text:bookmark text:name="MathJax-Span-35"/><text:bookmark text:name="MathJax-Span-36"/><text:span text:style-name="T3">20</text:span><text:span text:style-name="T2">20</text:span> dollar bill, and a <text:bookmark text:name="MathJax-Element-11-Frame"/><text:bookmark text:name="MathJax-Span-37"/><text:bookmark text:name="MathJax-Span-38"/><text:bookmark text:name="MathJax-Span-39"/><text:span text:style-name="T3">5</text:span><text:span text:style-name="T2">5</text:span> dollar bill. There is no way for Allen to receive <text:bookmark text:name="MathJax-Element-12-Frame"/><text:bookmark text:name="MathJax-Span-40"/><text:bookmark text:name="MathJax-Span-41"/><text:bookmark text:name="MathJax-Span-42"/><text:span text:style-name="T3">125</text:span><text:span text:style-name="T2">125</text:span> dollars in one or two bills.</text:p>
      <text:p text:style-name="P6">In the second sample case, Allen can withdraw two <text:bookmark text:name="MathJax-Element-13-Frame"/><text:bookmark text:name="MathJax-Span-43"/><text:bookmark text:name="MathJax-Span-44"/><text:bookmark text:name="MathJax-Span-45"/><text:span text:style-name="T3">20</text:span><text:span text:style-name="T2">20</text:span> dollar bills and three <text:bookmark text:name="MathJax-Element-14-Frame"/><text:bookmark text:name="MathJax-Span-46"/><text:bookmark text:name="MathJax-Span-47"/><text:bookmark text:name="MathJax-Span-48"/><text:span text:style-name="T3">1</text:span><text:span text:style-name="T2">1</text:span> dollar bills.</text:p>
      <text:p text:style-name="P6">In the third sample case, Allen can withdraw <text:bookmark text:name="MathJax-Element-15-Frame"/><text:bookmark text:name="MathJax-Span-49"/><text:bookmark text:name="MathJax-Span-50"/><text:bookmark text:name="MathJax-Span-51"/><text:span text:style-name="T3">100000000</text:span><text:span text:style-name="T2">100000000</text:span> (ten million!) <text:bookmark text:name="MathJax-Element-16-Frame"/><text:bookmark text:name="MathJax-Span-52"/><text:bookmark text:name="MathJax-Span-53"/><text:bookmark text:name="MathJax-Span-54"/><text:span text:style-name="T3">100</text:span><text:span text:style-name="T2">100</text:span> dollar bill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08:26:06.735000000</dc:date>
    <meta:editing-duration>PT31S</meta:editing-duration>
    <meta:editing-cycles>1</meta:editing-cycles>
    <meta:document-statistic meta:table-count="0" meta:image-count="0" meta:object-count="0" meta:page-count="1" meta:paragraph-count="37" meta:word-count="191" meta:character-count="1056" meta:non-whitespace-character-count="902"/>
    <meta:generator>LibreOffice/7.2.2.2$Windows_X86_64 LibreOffice_project/02b2acce88a210515b4a5bb2e46cbfb63fe97d56</meta:generator>
  </office:meta>
</office:document-meta>
</file>